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4f69" officeooo:paragraph-rsid="00114f69"/>
    </style:style>
    <style:style style:name="P2" style:family="paragraph" style:parent-style-name="Standard">
      <style:text-properties officeooo:rsid="00114f69" officeooo:paragraph-rsid="00114f69" fo:background-color="#1f1f1f"/>
    </style:style>
    <style:style style:name="P3" style:family="paragraph" style:parent-style-name="Standard">
      <style:text-properties officeooo:rsid="00114f69" officeooo:paragraph-rsid="00114f69"/>
    </style:style>
    <style:style style:name="P4" style:family="paragraph" style:parent-style-name="Standard">
      <style:text-properties officeooo:rsid="00114f69" officeooo:paragraph-rsid="00114f69" fo:background-color="#1f1f1f"/>
    </style:style>
    <style:style style:name="P5" style:family="paragraph" style:parent-style-name="Standard">
      <style:text-properties officeooo:rsid="0016c066" officeooo:paragraph-rsid="0016c066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background-color="#1f1f1f" loext:char-shading-value="0"/>
    </style:style>
    <style:style style:name="T3" style:family="text">
      <style:text-properties fo:color="#cccccc" loext:opacity="100%"/>
    </style:style>
    <style:style style:name="T4" style:family="text">
      <style:text-properties fo:color="#cccccc" loext:opacity="100%" fo:background-color="#1f1f1f" loext:char-shading-value="0"/>
    </style:style>
    <style:style style:name="T5" style:family="text">
      <style:text-properties fo:color="#cccccc" loext:opacity="100%" officeooo:rsid="0016243c"/>
    </style:style>
    <style:style style:name="T6" style:family="text">
      <style:text-properties fo:color="#dcdcaa" loext:opacity="100%"/>
    </style:style>
    <style:style style:name="T7" style:family="text">
      <style:text-properties fo:color="#dcdcaa" loext:opacity="100%" fo:background-color="#1f1f1f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fo:background-color="#1f1f1f" loext:char-shading-value="0"/>
    </style:style>
    <style:style style:name="T10" style:family="text">
      <style:text-properties fo:color="#9cdcfe" loext:opacity="100%" officeooo:rsid="0011503f" fo:background-color="#1f1f1f" loext:char-shading-value="0"/>
    </style:style>
    <style:style style:name="T11" style:family="text">
      <style:text-properties fo:color="#9cdcfe" loext:opacity="100%" officeooo:rsid="00122b5f"/>
    </style:style>
    <style:style style:name="T12" style:family="text">
      <style:text-properties fo:color="#9cdcfe" loext:opacity="100%" officeooo:rsid="0019e6be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fo:background-color="#1f1f1f" loext:char-shading-value="0"/>
    </style:style>
    <style:style style:name="T15" style:family="text">
      <style:text-properties officeooo:rsid="00162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Impedance Tube </text:span>Documentation </text:p>
      <text:p text:style-name="P1"/>
      <text:p text:style-name="P5">Ascending Frequency</text:p>
      <text:p text:style-name="P5"/>
      <text:p text:style-name="P1"><text:span text:style-name="T2">def</text:span><text:span text:style-name="T4"> </text:span><text:span text:style-name="T7">measure</text:span><text:span text:style-name="T4">(</text:span><text:span text:style-name="T9">arduino_port</text:span><text:span text:style-name="T4">, </text:span><text:span text:style-name="T14">**</text:span><text:span text:style-name="T9">kwargs: </text:span><text:span text:style-name="T10">float volume, float duration, int hz_steps, int upper_f, int lower_f, int fs</text:span><text:span text:style-name="T4">)</text:span></text:p>
      <text:p text:style-name="P1"><text:span text:style-name="T4"/></text:p>
      <text:p text:style-name="P2"><text:span text:style-name="T1">def</text:span><text:span text:style-name="T3"> </text:span><text:span text:style-name="T6">measure</text:span><text:span text:style-name="T3">(</text:span><text:span text:style-name="T8">arduino_port</text:span><text:span text:style-name="T3">, </text:span><text:span text:style-name="T8">saveto</text:span><text:span text:style-name="T3">, </text:span><text:span text:style-name="T13">**</text:span><text:span text:style-name="T8">kwargs: </text:span><text:span text:style-name="T12">int </text:span><text:span text:style-name="T11">steps, </text:span><text:span text:style-name="T12">float</text:span><text:span text:style-name="T11"> delay, </text:span><text:span text:style-name="T12">int</text:span><text:span text:style-name="T11"> direction</text:span><text:span text:style-name="T3">):</text:span></text:p>
      <text:p text:style-name="P1"><text:span text:style-name="T4"/></text:p>
      <text:p text:style-name="P2"><text:span text:style-name="T1">def</text:span><text:span text:style-name="T3"> </text:span><text:span text:style-name="T6">play</text:span><text:span text:style-name="T3">(</text:span><text:span text:style-name="T5">int </text:span><text:span text:style-name="T8">output_bytes</text:span><text:span text:style-name="T3">, </text:span><text:span text:style-name="T8">p</text:span><text:span text:style-name="T3">, </text:span><text:span text:style-name="T5">int </text:span><text:span text:style-name="T8">fs</text:span><text:span text:style-name="T3">):</text:span></text:p>
      <text:p text:style-name="P1"><text:span text:style-name="T4"/></text:p>
      <text:p text:style-name="P2"><text:span text:style-name="T1">def</text:span><text:span text:style-name="T3"> </text:span><text:span text:style-name="T6">rec</text:span><text:span text:style-name="T3">(</text:span><text:span text:style-name="T8">p</text:span><text:span text:style-name="T3">, </text:span><text:span text:style-name="T5">float </text:span><text:span text:style-name="T8">duration</text:span><text:span text:style-name="T3">, </text:span><text:span text:style-name="T5">int </text:span><text:span text:style-name="T8">fs</text:span><text:span text:style-name="T3">):</text:span></text:p>
      <text:p text:style-name="P1"><text:span text:style-name="T4"/></text:p>
      <text:p text:style-name="P2"><text:span text:style-name="T1">def</text:span><text:span text:style-name="T3"> </text:span><text:span text:style-name="T6">motor</text:span><text:span text:style-name="T3">(</text:span><text:span text:style-name="T5">int </text:span><text:span text:style-name="T8">i</text:span><text:span text:style-name="T3">, </text:span><text:span text:style-name="T5">float </text:span><text:span text:style-name="T8">pin_step</text:span><text:span text:style-name="T3">, </text:span><text:span text:style-name="T5">int</text:span><text:span text:style-name="T3"> </text:span><text:span text:style-name="T8">pin_dir</text:span><text:span text:style-name="T3">): </text:span></text:p>
      <text:p text:style-name="P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1:45:46.386676840</meta:creation-date>
    <dc:date>2024-04-02T08:22:55.476481217</dc:date>
    <meta:editing-duration>P3DT3H22M32S</meta:editing-duration>
    <meta:editing-cycles>5</meta:editing-cycles>
    <meta:generator>LibreOffice/24.2.1.2$MacOSX_AARCH64 LibreOffice_project/db4def46b0453cc22e2d0305797cf981b68ef5ac</meta:generator>
    <meta:document-statistic meta:table-count="0" meta:image-count="0" meta:object-count="0" meta:page-count="1" meta:paragraph-count="7" meta:word-count="49" meta:character-count="364" meta:non-whitespace-character-count="320"/>
  </office:meta>
</office:document-meta>
</file>